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2cm" fo:margin-right="1.7cm" fo:text-align="center" style:justify-single-word="false" fo:text-indent="0cm" style:auto-text-indent="false" fo:background-color="transparent"/>
      <style:text-properties officeooo:paragraph-rsid="000f2a93"/>
    </style:style>
    <style:style style:name="P2" style:family="paragraph" style:parent-style-name="Standard">
      <style:paragraph-properties fo:text-align="center" style:justify-single-word="false"/>
      <style:text-properties fo:font-size="18pt" officeooo:rsid="00075d9a" officeooo:paragraph-rsid="00075d9a" style:font-size-asian="15.75pt" style:font-size-complex="18pt"/>
    </style:style>
    <style:style style:name="P3" style:family="paragraph" style:parent-style-name="Standard">
      <loext:graphic-properties draw:fill="none"/>
      <style:paragraph-properties fo:margin-left="2cm" fo:margin-right="1.7cm" fo:text-align="justify" style:justify-single-word="false" fo:text-indent="0cm" style:auto-text-indent="false" fo:background-color="transparent"/>
      <style:text-properties fo:font-size="18pt" officeooo:paragraph-rsid="00092e53" style:font-size-asian="15.75pt" style:font-size-complex="18pt"/>
    </style:style>
    <style:style style:name="P4" style:family="paragraph" style:parent-style-name="Standard" style:master-page-name="">
      <loext:graphic-properties draw:fill="none"/>
      <style:paragraph-properties fo:margin-left="0.101cm" fo:margin-right="1.7cm" fo:text-align="justify" style:justify-single-word="false" fo:text-indent="0cm" style:auto-text-indent="false" style:page-number="auto" fo:background-color="transparent"/>
      <style:text-properties fo:font-size="18pt" officeooo:paragraph-rsid="00092e53" style:font-size-asian="15.75pt" style:font-size-complex="18pt"/>
    </style:style>
    <style:style style:name="P5" style:family="paragraph" style:parent-style-name="Standard">
      <loext:graphic-properties draw:fill="none"/>
      <style:paragraph-properties fo:margin-left="2cm" fo:margin-right="1.7cm" fo:text-align="center" style:justify-single-word="false" fo:text-indent="0cm" style:auto-text-indent="false" fo:background-color="transparent"/>
      <style:text-properties fo:font-size="18pt" officeooo:rsid="00108914" officeooo:paragraph-rsid="00108914" style:font-size-asian="15.75pt" style:font-size-complex="18pt"/>
    </style:style>
    <style:style style:name="P6" style:family="paragraph" style:parent-style-name="Standard">
      <loext:graphic-properties draw:fill="none"/>
      <style:paragraph-properties fo:margin-left="2cm" fo:margin-right="1.7cm" fo:text-align="justify" style:justify-single-word="false" fo:text-indent="0cm" style:auto-text-indent="false" fo:background-color="transparent"/>
      <style:text-properties fo:font-size="18pt" officeooo:rsid="00108914" officeooo:paragraph-rsid="00108914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75d9a" officeooo:paragraph-rsid="00075d9a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075d9a" officeooo:paragraph-rsid="00108914" style:font-size-asian="20pt" style:font-size-complex="20pt"/>
    </style:style>
    <style:style style:name="P9" style:family="paragraph" style:parent-style-name="Standard">
      <loext:graphic-properties draw:fill="none"/>
      <style:paragraph-properties fo:margin-left="2cm" fo:margin-right="1.7cm" fo:text-align="center" style:justify-single-word="false" fo:text-indent="0cm" style:auto-text-indent="false" fo:background-color="transparent"/>
      <style:text-properties fo:font-size="20pt" officeooo:rsid="00075d9a" officeooo:paragraph-rsid="00108914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75d9a" officeooo:paragraph-rsid="00075d9a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75d9a" officeooo:paragraph-rsid="00108914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75d9a" officeooo:paragraph-rsid="00075d9a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style:text-underline-style="none" officeooo:rsid="00075d9a" officeooo:paragraph-rsid="00075d9a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style:text-underline-style="none" officeooo:rsid="00075d9a" officeooo:paragraph-rsid="00075d9a" style:font-size-asian="22pt" style:font-size-complex="22pt"/>
    </style:style>
    <style:style style:name="P15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fo:font-size="14pt" style:text-underline-style="none" officeooo:rsid="00092e53" officeooo:paragraph-rsid="00092e53" style:font-size-asian="12.25pt" style:font-size-complex="14pt"/>
    </style:style>
    <style:style style:name="P1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4pt" style:text-underline-style="none" officeooo:rsid="00092e53" officeooo:paragraph-rsid="00092e53" style:font-size-asian="12.25pt" style:font-size-complex="14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style:text-underline-style="none" officeooo:rsid="00092e53" officeooo:paragraph-rsid="00092e53" style:font-size-asian="12.25pt" style:font-size-complex="14pt"/>
    </style:style>
    <style:style style:name="P18" style:family="paragraph" style:parent-style-name="Standard" style:master-page-name="">
      <loext:graphic-properties draw:fill="none"/>
      <style:paragraph-properties fo:margin-left="5.3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092e53" officeooo:paragraph-rsid="00092e53" style:font-size-asian="14pt" style:font-size-complex="14pt"/>
    </style:style>
    <style:style style:name="P19" style:family="paragraph" style:parent-style-name="Standard">
      <loext:graphic-properties draw:fill="none"/>
      <style:paragraph-properties fo:margin-left="5.3cm" fo:margin-right="0cm" fo:text-align="start" style:justify-single-word="false" fo:text-indent="0cm" style:auto-text-indent="false" fo:background-color="transparent"/>
      <style:text-properties fo:font-size="14pt" style:text-underline-style="none" officeooo:rsid="00092e53" officeooo:paragraph-rsid="00092e53" style:font-size-asian="14pt" style:font-size-complex="14pt"/>
    </style:style>
    <style:style style:name="P20" style:family="paragraph" style:parent-style-name="Standard" style:list-style-name="L4" style:master-page-name="">
      <loext:graphic-properties draw:fill="none"/>
      <style:paragraph-properties fo:text-align="justify" style:justify-single-word="false" style:page-number="auto" fo:background-color="transparent"/>
      <style:text-properties fo:font-size="14pt" officeooo:rsid="000b5250" officeooo:paragraph-rsid="000b5250" style:font-size-asian="12.25pt" style:font-size-complex="14pt"/>
    </style:style>
    <style:style style:name="P2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14pt" officeooo:rsid="000b5250" officeooo:paragraph-rsid="000b5250" style:font-size-asian="12.25pt" style:font-size-complex="14pt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officeooo:rsid="000b5250" officeooo:paragraph-rsid="000b5250" style:font-size-asian="12.25pt" style:font-size-complex="14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0b5250" officeooo:paragraph-rsid="000b5250" style:font-size-asian="12.25pt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0b5250" officeooo:paragraph-rsid="000c9d4b" style:font-size-asian="12.25pt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0b5250" officeooo:paragraph-rsid="000c9d4b" style:font-size-asian="12.25pt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0b5250" officeooo:paragraph-rsid="000c9d4b" style:font-size-asian="12.25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0b5250" officeooo:paragraph-rsid="0015881d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b5250" officeooo:paragraph-rsid="0015881d" style:font-size-asian="12.25pt" style:font-size-complex="14pt"/>
    </style:style>
    <style:style style:name="P2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14pt" officeooo:rsid="0013ace3" officeooo:paragraph-rsid="0013ace3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2cm" fo:margin-right="1.7cm" fo:text-align="justify" style:justify-single-word="false" fo:text-indent="0cm" style:auto-text-indent="false" fo:background-color="transparent"/>
      <style:text-properties fo:font-size="14pt" officeooo:rsid="00108914" officeooo:paragraph-rsid="00108914" style:font-size-asian="14pt" style:font-size-complex="14pt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style:text-underline-style="none" officeooo:rsid="00092e53" officeooo:paragraph-rsid="00092e53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style:text-underline-style="none" officeooo:rsid="00092e53" officeooo:paragraph-rsid="00092e53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style:text-underline-style="none" officeooo:rsid="00092e53" officeooo:paragraph-rsid="000f2a93" style:font-size-asian="16pt" style:font-size-complex="16pt"/>
    </style:style>
    <style:style style:name="P34" style:family="paragraph" style:parent-style-name="Standard" style:master-page-name="">
      <loext:graphic-properties draw:fill="none"/>
      <style:paragraph-properties fo:margin-left="2cm" fo:margin-right="1.7cm" fo:text-align="justify" style:justify-single-word="false" fo:text-indent="0cm" style:auto-text-indent="false" style:page-number="auto" fo:background-color="transparent"/>
      <style:text-properties officeooo:paragraph-rsid="00092e53"/>
    </style:style>
    <style:style style:name="P35" style:family="paragraph" style:parent-style-name="Standard">
      <loext:graphic-properties draw:fill="none"/>
      <style:paragraph-properties fo:margin-left="2cm" fo:margin-right="1.7cm" fo:text-align="justify" style:justify-single-word="false" fo:text-indent="0cm" style:auto-text-indent="false" fo:background-color="transparent"/>
      <style:text-properties officeooo:paragraph-rsid="00092e53"/>
    </style:style>
    <style:style style:name="P36" style:family="paragraph" style:parent-style-name="Standard">
      <loext:graphic-properties draw:fill="none"/>
      <style:paragraph-properties fo:margin-left="2cm" fo:margin-right="1.7cm" fo:text-align="justify" style:justify-single-word="false" fo:text-indent="0cm" style:auto-text-indent="false" fo:background-color="transparent"/>
      <style:text-properties officeooo:paragraph-rsid="000f2a93"/>
    </style:style>
    <style:style style:name="P37" style:family="paragraph" style:parent-style-name="Standard" style:list-style-name="L6">
      <loext:graphic-properties draw:fill="none"/>
      <style:paragraph-properties fo:margin-left="3.401cm" fo:margin-right="1.499cm" fo:text-align="justify" style:justify-single-word="false" fo:text-indent="-0.6cm" style:auto-text-indent="false" fo:background-color="transparent"/>
      <style:text-properties officeooo:paragraph-rsid="0015881d"/>
    </style:style>
    <style:style style:name="P38" style:family="paragraph" style:parent-style-name="Standard" style:list-style-name="L6" style:master-page-name="">
      <loext:graphic-properties draw:fill="none"/>
      <style:paragraph-properties fo:margin-left="3.401cm" fo:margin-right="2.101cm" fo:text-align="justify" style:justify-single-word="false" fo:text-indent="-0.6cm" style:auto-text-indent="false" style:page-number="auto" fo:background-color="transparent"/>
      <style:text-properties officeooo:paragraph-rsid="0015881d"/>
    </style:style>
    <style:style style:name="P39" style:family="paragraph" style:parent-style-name="Standard" style:list-style-name="L6" style:master-page-name="">
      <loext:graphic-properties draw:fill="none"/>
      <style:paragraph-properties fo:margin-left="3.401cm" fo:margin-right="2.101cm" fo:text-align="justify" style:justify-single-word="false" fo:text-indent="-0.6cm" style:auto-text-indent="false" style:page-number="auto" fo:background-color="transparent"/>
      <style:text-properties officeooo:paragraph-rsid="0015881d"/>
    </style:style>
    <style:style style:name="P40" style:family="paragraph" style:parent-style-name="Standard" style:list-style-name="L6" style:master-page-name="">
      <loext:graphic-properties draw:fill="none"/>
      <style:paragraph-properties fo:margin-left="3.401cm" fo:margin-right="2.2cm" fo:text-align="justify" style:justify-single-word="false" fo:text-indent="-0.6cm" style:auto-text-indent="false" style:page-number="auto" fo:background-color="transparent"/>
      <style:text-properties officeooo:paragraph-rsid="0015881d"/>
    </style:style>
    <style:style style:name="P41" style:family="paragraph" style:parent-style-name="Standard" style:list-style-name="L6">
      <loext:graphic-properties draw:fill="none"/>
      <style:paragraph-properties fo:margin-left="3.401cm" fo:margin-right="1.499cm" fo:text-align="justify" style:justify-single-word="false" fo:text-indent="-0.6cm" style:auto-text-indent="false" fo:background-color="transparent"/>
      <style:text-properties officeooo:paragraph-rsid="0016f3d7"/>
    </style:style>
    <style:style style:name="P42" style:family="paragraph" style:parent-style-name="Standard" style:list-style-name="L6" style:master-page-name="">
      <loext:graphic-properties draw:fill="none"/>
      <style:paragraph-properties fo:margin-left="3.401cm" fo:margin-right="2.3cm" fo:text-align="justify" style:justify-single-word="false" fo:text-indent="-0.6cm" style:auto-text-indent="false" style:page-number="auto" fo:background-color="transparent"/>
      <style:text-properties officeooo:paragraph-rsid="0016f3d7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b5250" officeooo:paragraph-rsid="000b5250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/>
      <style:text-properties fo:font-size="12pt" officeooo:rsid="000b5250" officeooo:paragraph-rsid="000c9d4b" style:font-size-asian="12pt" style:font-size-complex="12pt"/>
    </style:style>
    <style:style style:name="P45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/>
      <style:text-properties fo:font-size="12pt" officeooo:rsid="000b5250" officeooo:paragraph-rsid="000c9d4b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b5250" officeooo:paragraph-rsid="000c9d4b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b5250" officeooo:paragraph-rsid="000c9d4b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officeooo:rsid="000b5250" officeooo:paragraph-rsid="000c9d4b" style:font-size-asian="12pt" style:font-size-complex="12pt"/>
    </style:style>
    <style:style style:name="P49" style:family="paragraph" style:parent-style-name="Standard">
      <loext:graphic-properties draw:fill="none"/>
      <style:paragraph-properties fo:margin-left="5.3cm" fo:margin-right="0cm" fo:text-align="justify" style:justify-single-word="false" fo:text-indent="0cm" style:auto-text-indent="false" fo:background-color="transparent"/>
      <style:text-properties fo:font-size="12pt" officeooo:rsid="000b5250" officeooo:paragraph-rsid="000c9d4b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3cm" fo:margin-right="1.401cm" fo:text-align="justify" style:justify-single-word="false" fo:text-indent="0cm" style:auto-text-indent="false" style:page-number="auto" fo:background-color="transparent"/>
      <style:text-properties fo:font-size="12pt" officeooo:rsid="000b5250" officeooo:paragraph-rsid="000c9d4b" style:font-size-asian="12pt" style:font-size-complex="12pt"/>
    </style:style>
    <style:style style:name="P51" style:family="paragraph" style:parent-style-name="Standard">
      <loext:graphic-properties draw:fill="none"/>
      <style:paragraph-properties fo:margin-left="5.3cm" fo:margin-right="0cm" fo:text-align="justify" style:justify-single-word="false" fo:text-indent="0cm" style:auto-text-indent="false" fo:background-color="transparent"/>
      <style:text-properties fo:font-size="12pt" officeooo:rsid="000b5250" officeooo:paragraph-rsid="0015881d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/>
      <style:text-properties fo:font-size="12pt" officeooo:rsid="000b5250" officeooo:paragraph-rsid="0015881d" style:font-size-asian="12pt" style:font-size-complex="12pt"/>
    </style:style>
    <style:style style:name="P53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/>
      <style:text-properties fo:font-size="12pt" officeooo:rsid="000b5250" officeooo:paragraph-rsid="0015881d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b5250" officeooo:paragraph-rsid="0015881d" style:font-size-asian="12pt" style:font-size-complex="12pt"/>
    </style:style>
    <style:style style:name="P55" style:family="paragraph" style:parent-style-name="Standard">
      <loext:graphic-properties draw:fill="none"/>
      <style:paragraph-properties fo:margin-left="2cm" fo:margin-right="1.7cm" fo:text-align="justify" style:justify-single-word="false" fo:text-indent="0cm" style:auto-text-indent="false" fo:background-color="transparent"/>
      <style:text-properties fo:font-size="12pt" officeooo:paragraph-rsid="00092e53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2cm" fo:margin-right="1.7cm" fo:text-align="center" style:justify-single-word="false" fo:text-indent="0cm" style:auto-text-indent="false" fo:background-color="transparent"/>
      <style:text-properties fo:font-size="42pt" officeooo:rsid="00108914" officeooo:paragraph-rsid="00108914" style:font-size-asian="42pt" style:font-size-complex="4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officeooo:rsid="00092e53" style:font-size-asian="10.5pt" style:font-size-complex="12pt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092e53" style:font-size-asian="14pt" style:font-size-complex="16pt"/>
    </style:style>
    <style:style style:name="T5" style:family="text">
      <style:text-properties fo:font-size="16pt" officeooo:rsid="000a5bcf" style:font-size-asian="14pt" style:font-size-complex="16pt"/>
    </style:style>
    <style:style style:name="T6" style:family="text">
      <style:text-properties fo:font-size="16pt" officeooo:rsid="00108914" style:font-size-asian="14pt" style:font-size-complex="16pt"/>
    </style:style>
    <style:style style:name="T7" style:family="text">
      <style:text-properties fo:font-size="16pt" style:text-underline-style="none" officeooo:rsid="00092e53" style:font-size-asian="16pt" style:font-size-complex="16pt"/>
    </style:style>
    <style:style style:name="T8" style:family="text">
      <style:text-properties fo:font-size="16pt" style:text-underline-style="none" officeooo:rsid="0015881d" style:font-size-asian="16pt" style:font-size-complex="16pt"/>
    </style:style>
    <style:style style:name="T9" style:family="text">
      <style:text-properties fo:font-size="16pt" style:text-underline-style="none" officeooo:rsid="0016f3d7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text-underline-style="none" officeooo:rsid="00092e53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a5bcf" style:font-size-asian="14pt" style:font-size-complex="14pt"/>
    </style:style>
    <style:style style:name="T14" style:family="text">
      <style:text-properties officeooo:rsid="000a5bcf"/>
    </style:style>
    <style:style style:name="T15" style:family="text">
      <style:text-properties fo:font-size="7pt" style:font-size-asian="6.09999990463257pt" style:font-size-complex="7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c9d4b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c9d4b"/>
    </style:style>
    <style:style style:name="T20" style:family="text">
      <style:text-properties style:text-underline-style="solid" style:text-underline-width="auto" style:text-underline-color="font-color" officeooo:rsid="0015881d"/>
    </style:style>
    <style:style style:name="T21" style:family="text">
      <style:text-properties officeooo:rsid="000f2a93"/>
    </style:style>
    <style:style style:name="T22" style:family="text">
      <style:text-properties style:text-underline-style="none"/>
    </style:style>
    <style:style style:name="T23" style:family="text">
      <style:text-properties officeooo:rsid="00108914"/>
    </style:style>
    <style:style style:name="T24" style:family="text">
      <style:text-properties fo:font-size="21pt" style:text-underline-style="none" style:font-size-asian="21pt" style:font-size-complex="21pt"/>
    </style:style>
    <style:style style:name="T25" style:family="text">
      <style:text-properties fo:font-size="21pt" style:text-underline-style="none" officeooo:rsid="00092e53" style:font-size-asian="21pt" style:font-size-complex="21pt"/>
    </style:style>
    <style:style style:name="T26" style:family="text">
      <style:text-properties fo:font-size="42pt" style:text-underline-style="none" style:font-size-asian="42pt" style:font-size-complex="42pt"/>
    </style:style>
    <style:style style:name="T27" style:family="text">
      <style:text-properties officeooo:rsid="0015881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6.17cm" fo:text-indent="-0.635cm" fo:margin-left="6.1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6.805cm" fo:text-indent="-0.635cm" fo:margin-left="6.8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.44cm" fo:text-indent="-0.635cm" fo:margin-left="7.4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8.075cm" fo:text-indent="-0.635cm" fo:margin-left="8.0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8.71cm" fo:text-indent="-0.635cm" fo:margin-left="8.7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9.345cm" fo:text-indent="-0.635cm" fo:margin-left="9.3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9.98cm" fo:text-indent="-0.635cm" fo:margin-left="9.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0.615cm" fo:text-indent="-0.635cm" fo:margin-left="10.6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1.25cm" fo:text-indent="-0.635cm" fo:margin-left="11.2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1.885cm" fo:text-indent="-0.635cm" fo:margin-left="11.8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79cm" fo:text-indent="-0.635cm" fo:margin-left="8.8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514cm" fo:text-indent="-0.635cm" fo:margin-left="9.5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49cm" fo:text-indent="-0.635cm" fo:margin-left="10.1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84cm" fo:text-indent="-0.635cm" fo:margin-left="10.784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79cm" fo:text-indent="-0.635cm" fo:margin-left="8.8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514cm" fo:text-indent="-0.635cm" fo:margin-left="9.5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49cm" fo:text-indent="-0.635cm" fo:margin-left="10.1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84cm" fo:text-indent="-0.635cm" fo:margin-left="10.784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1.486cm" fo:text-indent="-0.635cm" fo:margin-left="11.48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006cm" fo:text-indent="-0.635cm" fo:margin-left="4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276cm" fo:text-indent="-0.635cm" fo:margin-left="5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546cm" fo:text-indent="-0.635cm" fo:margin-left="6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816cm" fo:text-indent="-0.635cm" fo:margin-left="7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086cm" fo:text-indent="-0.635cm" fo:margin-left="9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10">THE MADURA COLLEGE</text:p>
      <text:p text:style-name="P7"><text:span text:style-name="T1"/></text:p>
      <text:p text:style-name="P7"><text:span text:style-name="T1">DEPARTMENT OF INFORMATION TECHNOLOGY</text:span></text:p>
      <text:p text:style-name="P7"><text:span text:style-name="T1"/></text:p>
      <text:p text:style-name="P7"><text:span text:style-name="T1"/></text:p>
      <text:p text:style-name="P12">PROJECT ABSTRACT</text:p>
      <text:p text:style-name="P12"/>
      <text:p text:style-name="P13"><text:tab/><text:span text:style-name="T3">Title : </text:span></text:p>
      <text:p text:style-name="P14"><text:span text:style-name="T3">“E-Commerce Web</text:span><text:span text:style-name="T6">site</text:span><text:span text:style-name="T3">”</text:span></text:p>
      <text:p text:style-name="P13"><text:span text:style-name="T3"><text:tab/></text:span></text:p>
      <text:p text:style-name="P13"><text:span text:style-name="T3"/></text:p>
      <text:p text:style-name="P13"><text:span text:style-name="T3"><text:tab/></text:span><text:span text:style-name="T4">Software : </text:span></text:p>
      <text:list xml:id="list512603457" text:style-name="L1">
        <text:list-item>
          <text:p text:style-name="P15">HTML</text:p>
        </text:list-item>
        <text:list-item>
          <text:p text:style-name="P16">CSS [Bootstrap or Tailwind]</text:p>
        </text:list-item>
        <text:list-item>
          <text:p text:style-name="P16">Javascript [React JS]</text:p>
        </text:list-item>
        <text:list-item>
          <text:p text:style-name="P16">PHP</text:p>
        </text:list-item>
        <text:list-item>
          <text:p text:style-name="P16">MySQL</text:p>
        </text:list-item>
      </text:list>
      <text:p text:style-name="P17"><text:tab/></text:p>
      <text:p text:style-name="P17"/>
      <text:p text:style-name="P31"><text:tab/>Team Members :</text:p>
      <text:p text:style-name="P18">S.GOWTHAM [2021ITC008]</text:p>
      <text:p text:style-name="P19">J.R.MADHAN RAJ [2021ITC016]</text:p>
      <text:p text:style-name="P32"/>
      <text:p text:style-name="P32"/>
      <text:p text:style-name="P32"><text:tab/><text:span text:style-name="T14">Problem Definition :</text:span></text:p>
      <text:p text:style-name="P34"><text:span text:style-name="T7"><text:tab/><text:tab/></text:span><text:span text:style-name="T12">The </text:span><text:span text:style-name="T13">P</text:span><text:span text:style-name="T12">roject </text:span><text:span text:style-name="T13">A</text:span><text:span text:style-name="T12">ims </text:span><text:span text:style-name="T13">T</text:span><text:span text:style-name="T12">o </text:span><text:span text:style-name="T13">F</text:span><text:span text:style-name="T12">ill </text:span><text:span text:style-name="T13">A</text:span><text:span text:style-name="T12"> </text:span><text:span text:style-name="T13">C</text:span><text:span text:style-name="T12">rucial </text:span><text:span text:style-name="T13">G</text:span><text:span text:style-name="T12">ap </text:span><text:span text:style-name="T13">I</text:span><text:span text:style-name="T12">n </text:span><text:span text:style-name="T13">T</text:span><text:span text:style-name="T12">he </text:span><text:span text:style-name="T13">M</text:span><text:span text:style-name="T12">arket </text:span><text:span text:style-name="T13">W</text:span><text:span text:style-name="T12">ith </text:span><text:span text:style-name="T13">I</text:span><text:span text:style-name="T12">ts </text:span><text:span text:style-name="T13">C</text:span><text:span text:style-name="T12">reation </text:span><text:span text:style-name="T13">O</text:span><text:span text:style-name="T12">f </text:span><text:span text:style-name="T13">A</text:span><text:span text:style-name="T12"> </text:span><text:span text:style-name="T13">C</text:span><text:span text:style-name="T12">omprehensive E-</text:span><text:span text:style-name="T13">C</text:span><text:span text:style-name="T12">ommerce </text:span><text:span text:style-name="T13">P</text:span><text:span text:style-name="T12">latform. By </text:span><text:span text:style-name="T13">C</text:span><text:span text:style-name="T12">ombining </text:span><text:span text:style-name="T13">T</text:span><text:span text:style-name="T12">he </text:span><text:span text:style-name="T13">V</text:span><text:span text:style-name="T12">ersatility </text:span><text:span text:style-name="T13">O</text:span><text:span text:style-name="T12">f React.js </text:span><text:span text:style-name="T13">F</text:span><text:span text:style-name="T12">or </text:span><text:span text:style-name="T13">A</text:span><text:span text:style-name="T12">n </text:span><text:span text:style-name="T13">E</text:span><text:span text:style-name="T12">ngaging </text:span><text:span text:style-name="T13">F</text:span><text:span text:style-name="T12">rontend </text:span><text:span text:style-name="T13">A</text:span><text:span text:style-name="T12">nd </text:span><text:span text:style-name="T13">T</text:span><text:span text:style-name="T12">he </text:span><text:span text:style-name="T13">S</text:span><text:span text:style-name="T12">tability </text:span><text:span text:style-name="T13">O</text:span><text:span text:style-name="T12">f PHP </text:span><text:span text:style-name="T13">A</text:span><text:span text:style-name="T12">nd MySQL </text:span><text:span text:style-name="T13">F</text:span><text:span text:style-name="T12">or </text:span><text:span text:style-name="T13">A</text:span><text:span text:style-name="T12"> </text:span><text:span text:style-name="T13">S</text:span><text:span text:style-name="T12">ecure </text:span><text:span text:style-name="T13">B</text:span><text:span text:style-name="T12">ackend, </text:span><text:span text:style-name="T13">T</text:span><text:span text:style-name="T12">he </text:span><text:span text:style-name="T13">P</text:span><text:span text:style-name="T12">latform </text:span><text:span text:style-name="T13">P</text:span><text:span text:style-name="T12">romises </text:span><text:span text:style-name="T13">S</text:span><text:span text:style-name="T12">eamless </text:span><text:span text:style-name="T13">D</text:span><text:span text:style-name="T12">ata </text:span><text:span text:style-name="T13">M</text:span><text:span text:style-name="T12">anagement </text:span><text:span text:style-name="T13">A</text:span><text:span text:style-name="T12">nd </text:span><text:span text:style-name="T13">A</text:span><text:span text:style-name="T12"> </text:span><text:span text:style-name="T13">U</text:span><text:span text:style-name="T12">ser-</text:span><text:span text:style-name="T13">F</text:span><text:span text:style-name="T12">riendly </text:span><text:span text:style-name="T13">E</text:span><text:span text:style-name="T12">xperience. With </text:span><text:span text:style-name="T13">A</text:span><text:span text:style-name="T12"> </text:span><text:span text:style-name="T13">F</text:span><text:span text:style-name="T12">ocus </text:span><text:span text:style-name="T13">O</text:span><text:span text:style-name="T12">n </text:span><text:span text:style-name="T13">R</text:span><text:span text:style-name="T12">obustness </text:span><text:span text:style-name="T13">A</text:span><text:span text:style-name="T12">nd </text:span><text:span text:style-name="T13">R</text:span><text:span text:style-name="T12">eliability, </text:span><text:span text:style-name="T13">I</text:span><text:span text:style-name="T12">t </text:span><text:span text:style-name="T13">A</text:span><text:span text:style-name="T12">spires </text:span><text:span text:style-name="T13">T</text:span><text:span text:style-name="T12">o </text:span><text:span text:style-name="T13">M</text:span><text:span text:style-name="T12">eet </text:span><text:span text:style-name="T13">T</text:span><text:span text:style-name="T12">he </text:span><text:span text:style-name="T13">D</text:span><text:span text:style-name="T12">emands </text:span><text:span text:style-name="T13">O</text:span><text:span text:style-name="T12">f </text:span><text:span text:style-name="T13">M</text:span><text:span text:style-name="T12">odern </text:span><text:span text:style-name="T13">O</text:span><text:span text:style-name="T12">nline </text:span><text:span text:style-name="T13">B</text:span><text:span text:style-name="T12">usinesses </text:span><text:span text:style-name="T13">W</text:span><text:span text:style-name="T12">hile </text:span><text:span text:style-name="T13">E</text:span><text:span text:style-name="T12">nsuring </text:span><text:span text:style-name="T13">E</text:span><text:span text:style-name="T12">fficiency </text:span><text:span text:style-name="T13">A</text:span><text:span text:style-name="T12">nd </text:span><text:span text:style-name="T13">S</text:span><text:span text:style-name="T12">ecurity </text:span><text:span text:style-name="T13">A</text:span><text:span text:style-name="T12">t </text:span><text:span text:style-name="T13">E</text:span><text:span text:style-name="T12">very </text:span><text:span text:style-name="T13">S</text:span><text:span text:style-name="T12">tep.</text:span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"><text:soft-page-break/></text:p>
      <text:p text:style-name="P55"/>
      <text:p text:style-name="P55"/>
      <text:p text:style-name="P55"/>
      <text:p text:style-name="P4"><text:tab/><text:span text:style-name="T5">Modules : </text:span></text:p>
      <text:list xml:id="list530821373" text:style-name="L4">
        <text:list-item>
          <text:p text:style-name="P20">Admin Login.</text:p>
        </text:list-item>
        <text:list-item>
          <text:p text:style-name="P29">Admin Panel.</text:p>
        </text:list-item>
        <text:list-item>
          <text:p text:style-name="P29"><text:span text:style-name="T27">New </text:span>Product <text:span text:style-name="T27">Details</text:span>.</text:p>
        </text:list-item>
        <text:list-item>
          <text:p text:style-name="P21">Products Catalog Module.</text:p>
        </text:list-item>
        <text:list-item>
          <text:p text:style-name="P21">Cart Module.</text:p>
        </text:list-item>
        <text:list-item>
          <text:p text:style-name="P21">Checkout Module.</text:p>
        </text:list-item>
      </text:list>
      <text:p text:style-name="P22"/>
      <text:p text:style-name="P22"/>
      <text:p text:style-name="P22"/>
      <text:p text:style-name="P22"/>
      <text:p text:style-name="P22"><text:tab/><text:span text:style-name="T3">Module Description :</text:span></text:p>
      <text:p text:style-name="P22"><text:span text:style-name="T3"/></text:p>
      <text:p text:style-name="P22"><text:span text:style-name="T16"><text:tab/><text:tab/><text:tab/></text:span></text:p>
      <text:p text:style-name="P23"><text:tab/>- <text:span text:style-name="T18">Admin</text:span> <text:span text:style-name="T18">Login.</text:span></text:p>
      <text:p text:style-name="P43"><text:span text:style-name="T15"/></text:p>
      <text:p text:style-name="P51">~ Allows Admin To Log In Securely, And Handle </text:p>
      <text:p text:style-name="P52">Authentication-Related Functionalities.</text:p>
      <text:p text:style-name="P27"><text:tab/></text:p>
      <text:p text:style-name="P28"><text:tab/>- <text:span text:style-name="T18">Admin</text:span> <text:span text:style-name="T20">Panel</text:span><text:span text:style-name="T18">.</text:span></text:p>
      <text:p text:style-name="P46"><text:span text:style-name="T15"/></text:p>
      <text:p text:style-name="P49">~ Provides <text:span text:style-name="T17">A</text:span>dministrators <text:span text:style-name="T17">W</text:span>ith <text:span text:style-name="T17">T</text:span>ools <text:span text:style-name="T17">T</text:span>o <text:span text:style-name="T17">A</text:span>dd, <text:span text:style-name="T27">Remove</text:span></text:p>
      <text:p text:style-name="P44"><text:s/><text:span text:style-name="T17">P</text:span>roducts, <text:span text:style-name="T17">A</text:span>nd <text:span text:style-name="T17">D</text:span>isplay <text:span text:style-name="T17">P</text:span>roduct <text:span text:style-name="T17">D</text:span>etails.</text:p>
      <text:p text:style-name="P27"/>
      <text:p text:style-name="P28"><text:tab/>- <text:span text:style-name="T20">New</text:span><text:span text:style-name="T27"> </text:span><text:span text:style-name="T20">Product</text:span><text:span text:style-name="T27"> </text:span><text:span text:style-name="T20">Details</text:span><text:span text:style-name="T18">.</text:span></text:p>
      <text:p text:style-name="P54"><text:span text:style-name="T15"/></text:p>
      <text:p text:style-name="P51">~ <text:span text:style-name="T27">Get Product Details</text:span> <text:span text:style-name="T17">T</text:span>o <text:span text:style-name="T17">A</text:span>dd <text:span text:style-name="T27">A New Product To Display</text:span></text:p>
      <text:p text:style-name="P53"><text:s/><text:span text:style-name="T27">It In The</text:span> <text:span text:style-name="T27">Products Catalog</text:span>.</text:p>
      <text:p text:style-name="P53"/>
      <text:p text:style-name="P24"><text:tab/>- <text:span text:style-name="T19">Products</text:span><text:span text:style-name="T17"> </text:span><text:span text:style-name="T19">Catalog</text:span> <text:span text:style-name="T18">Module</text:span>.</text:p>
      <text:p text:style-name="P46"><text:span text:style-name="T15"/></text:p>
      <text:p text:style-name="P49">~ <text:span text:style-name="T17">It Displays The List Of Products That Are Availavble In Stock </text:span></text:p>
      <text:p text:style-name="P44"><text:span text:style-name="T17">To Showcase Their Products To The Customers. </text:span></text:p>
      <text:p text:style-name="P45"/>
      <text:p text:style-name="P24"><text:tab/>- <text:span text:style-name="T19">Cart</text:span> <text:span text:style-name="T18">Module</text:span>.</text:p>
      <text:p text:style-name="P46"><text:span text:style-name="T15"/></text:p>
      <text:p text:style-name="P49">~ Enables <text:span text:style-name="T17">Users</text:span> <text:span text:style-name="T17">T</text:span>o <text:span text:style-name="T17">A</text:span>dd <text:span text:style-name="T17">p</text:span>roducts <text:span text:style-name="T17">T</text:span>o <text:span text:style-name="T17">T</text:span>heir <text:span text:style-name="T17">C</text:span>art, <text:span text:style-name="T17">M</text:span>odify</text:p>
      <text:p text:style-name="P44"><text:span text:style-name="T17">Quantities, Proceed To Checkout.</text:span></text:p>
      <text:p text:style-name="P45"/>
      <text:p text:style-name="P24"><text:tab/>- <text:span text:style-name="T19">Chekout</text:span> <text:span text:style-name="T18">Module</text:span>.</text:p>
      <text:p text:style-name="P46"><text:span text:style-name="T15"/></text:p>
      <text:p text:style-name="P50">~ Complete <text:span text:style-name="T17">P</text:span>urchases <text:span text:style-name="T17">S</text:span>ecurely <text:span text:style-name="T23">With Cash On Delivery <text:s/>[COD] Feature</text:span>.</text:p>
      <text:p text:style-name="P49"/>
      <text:p text:style-name="P48"/>
      <text:p text:style-name="P48"/>
      <text:p text:style-name="P48"/>
      <text:p text:style-name="P48"><text:soft-page-break/></text:p>
      <text:p text:style-name="P48"/>
      <text:p text:style-name="P33"><text:span text:style-name="T14"><text:tab/></text:span><text:span text:style-name="T21">Highlights</text:span><text:span text:style-name="T14"> :</text:span></text:p>
      <text:p text:style-name="P33"/>
      <text:list xml:id="list4122614526" text:style-name="L6">
        <text:list-item>
          <text:p text:style-name="P38"><text:span text:style-name="T7">Robust Frontend: Utilizes React.js </text:span><text:span text:style-name="T8">T</text:span><text:span text:style-name="T7">o </text:span><text:span text:style-name="T8">B</text:span><text:span text:style-name="T7">uild </text:span><text:span text:style-name="T8">A</text:span><text:span text:style-name="T7">n </text:span><text:span text:style-name="T8">E</text:span><text:span text:style-name="T7">ngaging </text:span><text:span text:style-name="T8">A</text:span><text:span text:style-name="T7">nd </text:span><text:span text:style-name="T8">R</text:span><text:span text:style-name="T7">esponsive </text:span><text:span text:style-name="T8">U</text:span><text:span text:style-name="T7">ser </text:span><text:span text:style-name="T8">I</text:span><text:span text:style-name="T7">nterface.</text:span></text:p>
          <text:p text:style-name="P37"><text:span text:style-name="T7"/></text:p>
        </text:list-item>
        <text:list-item>
          <text:p text:style-name="P38"><text:span text:style-name="T7">Secure Backend: Implements PHP and MySQL </text:span><text:span text:style-name="T8">F</text:span><text:span text:style-name="T7">or </text:span><text:span text:style-name="T8">D</text:span><text:span text:style-name="T7">ata </text:span><text:span text:style-name="T8">M</text:span><text:span text:style-name="T7">anagement, </text:span><text:span text:style-name="T8">E</text:span><text:span text:style-name="T7">nsuring </text:span><text:span text:style-name="T8">R</text:span><text:span text:style-name="T7">eliability </text:span><text:span text:style-name="T8">A</text:span><text:span text:style-name="T7">nd </text:span><text:span text:style-name="T9">S</text:span><text:span text:style-name="T7">ecurity.</text:span></text:p>
          <text:p text:style-name="P37"><text:span text:style-name="T7"/></text:p>
        </text:list-item>
        <text:list-item>
          <text:p text:style-name="P40"><text:span text:style-name="T7">Efficient User Experience: Seamless </text:span><text:span text:style-name="T9">S</text:span><text:span text:style-name="T7">hopping </text:span><text:span text:style-name="T9">E</text:span><text:span text:style-name="T7">xperience </text:span><text:span text:style-name="T9">W</text:span><text:span text:style-name="T7">ith </text:span><text:span text:style-name="T9">S</text:span><text:span text:style-name="T7">mooth </text:span><text:span text:style-name="T9">N</text:span><text:span text:style-name="T7">avigation.</text:span></text:p>
          <text:p text:style-name="P37"><text:span text:style-name="T7"/></text:p>
        </text:list-item>
        <text:list-item>
          <text:p text:style-name="P42"><text:span text:style-name="T7">Scalability: Designed </text:span><text:span text:style-name="T9">T</text:span><text:span text:style-name="T7">o </text:span><text:span text:style-name="T9">A</text:span><text:span text:style-name="T7">ccommodate </text:span><text:span text:style-name="T9">P</text:span><text:span text:style-name="T7">otential </text:span><text:span text:style-name="T9">G</text:span><text:span text:style-name="T7">rowth </text:span><text:span text:style-name="T9">A</text:span><text:span text:style-name="T7">nd </text:span><text:span text:style-name="T9">F</text:span><text:span text:style-name="T7">uture </text:span><text:span text:style-name="T9">E</text:span><text:span text:style-name="T7">nhancements </text:span><text:span text:style-name="T9">I</text:span><text:span text:style-name="T7">n </text:span><text:span text:style-name="T9">T</text:span><text:span text:style-name="T7">he </text:span></text:p>
          <text:p text:style-name="P41"><text:span text:style-name="T7">E-</text:span><text:span text:style-name="T9">C</text:span><text:span text:style-name="T7">ommerce </text:span><text:span text:style-name="T9">P</text:span><text:span text:style-name="T7">latform.</text:span></text:p>
        </text:list-item>
      </text:list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36"><text:soft-page-break/><text:span text:style-name="T11"/></text:p>
      <text:p text:style-name="P36"><text:span text:style-name="T11"/></text:p>
      <text:p text:style-name="P36"><text:span text:style-name="T11"/></text:p>
      <text:p text:style-name="P36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1">THE MADURA COLLEGE</text:p>
      <text:p text:style-name="P8"><text:span text:style-name="T1"/></text:p>
      <text:p text:style-name="P9"><text:span text:style-name="T2">DEPARTMENT OF INFORMATION TECHNOLOGY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5"><text:span text:style-name="T25">F</text:span><text:span text:style-name="T24">INAL YEAR</text:span></text:p>
      <text:p text:style-name="P56"><text:span text:style-name="T22">PROJECT</text:span></text:p>
      <text:p text:style-name="P5"><text:span text:style-name="T26">ABSTRACT</text:span><text:span text:style-name="T22">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<text:tab/><text:tab/><text:tab/><text:span text:style-name="T10">By :</text:span> </text:p>
      <text:p text:style-name="P6"><text:tab/><text:tab/><text:tab/><text:tab/><text:tab/><text:tab/><text:span text:style-name="T12">S.GOWTHAM</text:span></text:p>
      <text:p text:style-name="P6"><text:span text:style-name="T12"><text:tab/><text:tab/><text:tab/><text:tab/><text:tab/><text:tab/>- </text:span><text:span text:style-name="T1">2021ITC008</text:span></text:p>
      <text:p text:style-name="P30"><text:tab/><text:tab/><text:tab/><text:tab/><text:tab/><text:tab/></text:p>
      <text:p text:style-name="P30"><text:tab/><text:tab/><text:tab/><text:tab/><text:tab/><text:tab/>J.R.MADHAN RAJ</text:p>
      <text:p text:style-name="P30"><text:tab/><text:tab/><text:tab/><text:tab/><text:tab/><text:tab/>- <text:span text:style-name="T1">2021ITC0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000000" style:border-line-width="0.018cm 0.004cm 0.018cm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5:08:09.568822846</meta:creation-date>
    <dc:date>2024-01-30T18:24:16.408900264</dc:date>
    <meta:editing-duration>PT3M42S</meta:editing-duration>
    <meta:editing-cycles>1</meta:editing-cycles>
    <meta:document-statistic meta:table-count="0" meta:image-count="0" meta:object-count="0" meta:page-count="4" meta:paragraph-count="65" meta:word-count="321" meta:character-count="2062" meta:non-whitespace-character-count="1749"/>
    <meta:generator>LibreOffice/7.3.7.2$Linux_X86_64 LibreOffice_project/30$Build-2</meta:generator>
  </office:meta>
</office:document-meta>
</file>